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5f_preface" style:master-page-name="Standard">
      <style:paragraph-properties style:page-number="auto"/>
    </style:style>
    <style:style style:name="P2" style:family="paragraph" style:parent-style-name="Standard" style:list-style-name="WW8Num2"/>
    <style:style style:name="P3" style:family="paragraph" style:parent-style-name="Standard" style:list-style-name="WW8Num4"/>
    <style:style style:name="P4" style:family="paragraph" style:parent-style-name="Standard" style:list-style-name="WW8Num3"/>
    <style:style style:name="T1" style:family="text">
      <style:text-properties fo:language="en" fo:country="GB"/>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style:section-properties>
    </style:style>
    <style:style style:name="Sect3" style:family="section">
      <style:section-properties fo:background-color="transparent" fo:margin-left="0.4in" fo:margin-right="0in" style:editable="false">
        <style:columns fo:column-count="1" fo:column-gap="0in"/>
        <style:background-image/>
      </style:section-properties>
    </style:style>
    <style:style style:name="Sect4" style:family="section">
      <style:section-properties fo:background-color="transparent" fo:margin-left="0.8in" fo:margin-right="0in" style:editable="false">
        <style:columns fo:column-count="1" fo:column-gap="0in"/>
        <style:background-image/>
      </style:section-properties>
    </style:style>
    <style:style style:name="Sect5" style:family="section">
      <style:section-properties fo:background-color="transparent" fo:margin-left="0.6in" fo:margin-right="0in" style:editable="false">
        <style:columns fo:column-count="1" fo:column-gap="0in"/>
        <style:background-image/>
      </style:section-properties>
    </style:style>
    <style:style style:name="Sect6" style:family="section">
      <style:section-properties fo:background-color="#ffffff" fo:margin-left="0.4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section text:style-name="Sect2" xml:id="id1821486612" text:name="preface">
          <text:p text:style-name="P1">NATIONAL ASSEMBLY</text:p>
          <text:p text:style-name="Standard"/>
          <text:p text:style-name="subheading_5f_preface">OFFICIAL REPORT</text:p>
          <text:p text:style-name="Standard"/>
          <text:p text:style-name="Standard">Wednesday, 20th March, 1991</text:p>
          <text:p text:style-name="Standard">The House met at thirty minutes past Two o’ clock.</text:p>
          <text:p text:style-name="observation"/>
          <text:section text:style-name="Sect4" xml:id="id2142572486" text:name="comment2">
            <text:p text:style-name="observation">[Mr Speaker in the Chair]</text:p>
          </text:section>
          <text:p text:style-name="Standard"/>
        </text:section>
        <text:section text:style-name="Sect4" xml:id="id697222467" text:name="comment1">
          <text:p text:style-name="observation">PRAYERS</text:p>
        </text:section>
        <text:p text:style-name="Standard"/>
        <text:section text:style-name="Sect3" xml:id="id1158438230" text:name="papers1">
          <text:p text:style-name="heading_5f_papers">PAPERS LAID</text:p>
          <text:p text:style-name="subheading_5f_papers">The following Papers were laid on the Table:</text:p>
          <text:section text:style-name="Sect5" xml:id="id2023572940" text:name="tbldocs1">
            <text:p text:style-name="Standard">Kenya Accountants and Secretaries National Examinations Board Report and Accounts for the year ended 30th June, 1986.</text:p>
            <text:p text:style-name="Standard">Kenya Accountants and Secretaries National Examinations Board Report and Accounts for the year ended 30th June, 1987.</text:p>
            <text:p text:style-name="Standard">Kenya Reinsurance Corporation—Annual Report and Accounts for the year ended 31st December, 1985.</text:p>
            <text:p text:style-name="Standard">Kenya Reinsurance Corporation—Annual Report and Accounts for the year ended 31st December, 1986.</text:p>
            <text:p text:style-name="Standard">Kenya Post Office Savings Bank—Annual Report and Accounts for the year ended 31st December, 1980.</text:p>
            <text:p text:style-name="Standard">Kenya Post Office Savings Bank—Annual Report and Accounts for the year ended 31st December, 1981.</text:p>
            <text:p text:style-name="Standard">Kenya Post Office Savings Bank—Annual Report and Accounts for the year ended 31st December, 1982.</text:p>
            <text:p text:style-name="Standard">Kenya Post Office Savings Bank—Annual Report and Accounts for the year ended 31st December, 1983.</text:p>
            <text:p text:style-name="Standard">(By the Assistant Minister for Finance (Mr. Keah) on behalf of the Minister for Finance)</text:p>
          </text:section>
        </text:section>
        <text:p text:style-name="Standard"/>
        <text:section text:style-name="Sect6" xml:id="id549131171" text:name="comnctn1">
          <text:p text:style-name="heading_5f_comchair">COMMUNICATION FROM THE CHAIR</text:p>
          <text:p text:style-name="Standard"/>
          <text:section text:style-name="Sect5" xml:id="id123989856" text:name="speech1">
            <text:p text:style-name="Standard"><text:reference-mark-start text:name="BungeniSpeechBy:FrancisAcheka8009"/>THE SPEAKER: <text:reference-mark-end text:name="BungeniSpeechBy:FrancisAcheka8009"/></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text:soft-page-break/>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5" xml:id="id538962410" text:name="speech2">
            <text:p text:style-name="Standard"><text:reference-mark-start text:name="BungeniSpeechBy:NormanNyagah3539"/>MR WILLIAM NSUBUGA: <text:reference-mark-end text:name="BungeniSpeechBy:NormanNyagah3539"/></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section>
          <text:p text:style-name="Standard"/>
          <text:section text:style-name="Sect5" xml:id="id414870631" text:name="speech3">
            <text:p text:style-name="Standard"><text:reference-mark-start text:name="BungeniSpeechBy:AminaAbdalla460"/>THE SPEAKER:<text:reference-mark-end text:name="BungeniSpeechBy:AminaAbdalla460"/> That has no merit, I must say. You mean they went away because we did not start at 2.00 p.m.? When I am in my chambers I watch the attendance here. <text:s/></text:p>
          </text:section>
        </text:section>
        <text:p text:style-name="Standard"/>
        <text:section text:style-name="Sect3" xml:id="id1427913807" text:name="concl1">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text:section>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WW8Num2z0" style:family="text">
      <style:text-properties fo:font-style="italic" style:font-style-asian="italic"/>
    </style:style>
    <style:style style:name="WW8Num4z0" style:family="text">
      <style:text-properties fo:font-style="italic" style:font-style-asian="italic"/>
    </style:style>
    <style:style style:name="WW8Num3z0" style:family="text">
      <style:text-properties fo:font-style="italic" style:font-style-asian="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3:35:20</meta:creation-date>
    <meta:editing-duration>PT8M42S</meta:editing-duration>
    <meta:editing-cycles>3</meta:editing-cycles>
    <meta:generator>OpenOffice.org/3.3$Unix OpenOffice.org_project/330m20$Build-9567</meta:generator>
    <meta:initial-creator>Ashok Hariharan</meta:initial-creator>
    <dc:date>2011-03-02T13:44:01</dc:date>
    <dc:creator>Ashok Hariharan</dc:creator>
    <meta:document-statistic meta:table-count="0" meta:image-count="0" meta:object-count="0" meta:page-count="2" meta:paragraph-count="28" meta:word-count="503" meta:character-count="2899"/>
    <meta:user-defined meta:name="BungeniCountryCode">ke</meta:user-defined>
    <meta:user-defined meta:name="BungeniDocAuthor"/>
    <meta:user-defined meta:name="BungeniDocPart">main</meta:user-defined>
    <meta:user-defined meta:name="BungeniDocType">debaterecord</meta:user-defined>
    <meta:user-defined meta:name="BungeniExpAuthor" meta:value-type="string">user.Ashok</meta:user-defined>
    <meta:user-defined meta:name="BungeniExpAuthorURI" meta:value-type="string">user.Ashok</meta:user-defined>
    <meta:user-defined meta:name="BungeniExpDate" meta:value-type="string">2011-03-02</meta:user-defined>
    <meta:user-defined meta:name="BungeniExpDateName" meta:value-type="string">expDate</meta:user-defined>
    <meta:user-defined meta:name="BungeniExpURI" meta:value-type="string">/ke/debaterecord/2011-3-2/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3-02</meta:user-defined>
    <meta:user-defined meta:name="BungeniManDateName" meta:value-type="string">manDate</meta:user-defined>
    <meta:user-defined meta:name="BungeniManURI" meta:value-type="string">/ke/debaterecord/2011-3-2/en.xml</meta:user-defined>
    <meta:user-defined meta:name="BungeniOfficialDate" meta:value-type="string">2011-03-02</meta:user-defined>
    <meta:user-defined meta:name="BungeniOfficialTime" meta:value-type="string">13:35</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2011-03-02</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3-02</meta:user-defined>
    <meta:user-defined meta:name="BungeniWorkDateName" meta:value-type="string">workDate</meta:user-defined>
    <meta:user-defined meta:name="BungeniWorkURI" meta:value-type="string">/ke/debaterecord/2011-3-2</meta:user-defined>
    <meta:user-defined meta:name="__BungeniDocMeta" meta:value-type="string">true</meta:user-defined>
    <meta:user-defined meta:name="bungeniEditorNotes" meta:value-type="string">&amp;lt;notes&amp;gt;&amp;lt;/notes&amp;gt;</meta:user-defined>
  </office:meta>
</office:document-meta>
</file>